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ColElementImpl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getCh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g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ColElementImpl.setChOff( String ch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setCh( String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TableColElementImpl.HTMLTableCol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TableCol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getV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ge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ol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